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aacb8"/>
    </style:style>
    <style:style style:name="P2" style:family="paragraph" style:parent-style-name="Text_20_body">
      <style:text-properties officeooo:rsid="0035419e" officeooo:paragraph-rsid="0035419e"/>
    </style:style>
    <style:style style:name="P3" style:family="paragraph" style:parent-style-name="Heading">
      <style:text-properties fo:color="#808080"/>
    </style:style>
    <style:style style:name="P4" style:family="paragraph" style:parent-style-name="Heading">
      <style:text-properties fo:color="#808080" officeooo:rsid="0030a535" officeooo:paragraph-rsid="0030a535"/>
    </style:style>
    <style:style style:name="P5" style:family="paragraph" style:parent-style-name="Heading_20_2">
      <style:text-properties officeooo:rsid="001488e4" officeooo:paragraph-rsid="001488e4"/>
    </style:style>
    <style:style style:name="T1" style:family="text">
      <style:text-properties officeooo:rsid="00158919"/>
    </style:style>
    <style:style style:name="T2" style:family="text">
      <style:text-properties officeooo:rsid="001682ff"/>
    </style:style>
    <style:style style:name="T3" style:family="text">
      <style:text-properties officeooo:rsid="0018c07a"/>
    </style:style>
    <style:style style:name="T4" style:family="text">
      <style:text-properties officeooo:rsid="00213c8a"/>
    </style:style>
    <style:style style:name="T5" style:family="text">
      <style:text-properties officeooo:rsid="003225f0"/>
    </style:style>
    <style:style style:name="T6" style:family="text">
      <style:text-properties style:text-position="super 58%" officeooo:rsid="003225f0"/>
    </style:style>
    <style:style style:name="T7" style:family="text">
      <style:text-properties officeooo:rsid="0035a9c9"/>
    </style:style>
    <style:style style:name="T8" style:family="text">
      <style:text-properties fo:background-color="transparent" loext:char-shading-value="0"/>
    </style:style>
    <style:style style:name="T9" style:family="text">
      <style:text-properties fo:background-color="transparent" loext:char-shading-value="0"/>
    </style:style>
    <style:style style:name="T10" style:family="text">
      <style:text-properties officeooo:rsid="0035a9c9"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NPCs introduction</text:h>
      <text:p text:style-name="Text_20_body">The same corridors and halls that the students walk during the day are <text:span text:style-name="T1">wandered</text:span> <text:span text:style-name="T1">by </text:span>spirits and specters <text:span text:style-name="T2">at night time. Most of them, as well as the rest of the library, don’t enjoy intruders and tends to ignore them. That’s not always true. Some of the ghosts can interact with Minerva and even ask her for particular tasks (subquests).</text:span></text:p>
      <text:p text:style-name="P3">Louis Delacroix</text:p>
      <text:p text:style-name="Text_20_body">Louis <text:span text:style-name="T3">Delacroix was one the most renowned French poet of the wizarding world. He lived in the sixteenth century and wrote very successful collections of poems such as “two hearts and a broomstick” and “love, death and polyjuice”. Despite being famous and rich, he was always a mama’s boy. He often attended gallant events dressed in his finest outfit and wearing the colorful woolen socks his mother made for him. The strong hit to the head he took from a falling lamp when he died visiting Hogwarts library has made his ghost quite forgetful. Now he wanders in the library, looking for his mother’s amulet and losing it a few minutes later.</text:span></text:p>
      <text:p text:style-name="P3">Barnabs Van Weber</text:p>
      <text:p text:style-name="P1">Barnabs Van Weber <text:span text:style-name="T4">was a German judge. He grew up in Great Britain and became part of the Wizengamot at a very young age. In 1490 he aided Hogwarts when the Sorting Hat was falsely accused of accepting jellies as bribes, and has been one of the school’s legal advisor until his death. He spends most of his time as a ghost in the legal section, arguing with the books. Every dispute ends with the books making fun of him for his very long nose.</text:span></text:p>
      <text:p text:style-name="P4">Onorius Durandall</text:p>
      <text:p text:style-name="P2">Ever heard of the expression “book worm”? Onorius Durandall was the bookiest worm the wizarding world has ever seen. It was Rowena Ravenclaw’s idea to make him the first guardian of the library, soon after Hogwarts foundation. Part of the library actual greatness is due to Onorius incredible commitment in retrieving and restoring every sort of magical book, even the ones whose existence was barely rumored. The library became his life. He spent most of his time in it, both guarding and reading the books he was so binded to. This made him a very powerful and knowledgeable wizard, too. Many years later, when Hogwarts collection became big enough to contain books that <text:span text:style-name="T7">were</text:span> not exactly suited for a school, Onorius came up with the idea of <text:span text:style-name="T10">t</text:span>he restricted section. He eventually became obsessed by it, to the point where he stopped leaving the library at all, just to be sure no one entered the section. <text:span text:style-name="T7">O</text:span>ne morning, on the verge of his 98th birthday, the students found Onorius lying in the cot he built in the library, dead. At the entrance of the restricted section not his body, but his ghost, was guarding it, and he still does to this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officeooo:rsid="001488e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7:36:13.882340805</meta:creation-date>
    <meta:generator>LibreOffice/5.1.6.2$Linux_X86_64 LibreOffice_project/10m0$Build-2</meta:generator>
    <dc:date>2020-12-09T23:36:35.953222109</dc:date>
    <meta:editing-duration>PT1H40M45S</meta:editing-duration>
    <meta:editing-cycles>26</meta:editing-cycles>
    <meta:document-statistic meta:table-count="0" meta:image-count="0" meta:object-count="0" meta:page-count="1" meta:paragraph-count="8" meta:word-count="468" meta:character-count="2634" meta:non-whitespace-character-count="2174"/>
  </office:meta>
</office:document-meta>
</file>